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94.96pt"/>
    </style:style>
    <style:style style:name="co4" style:family="table-column">
      <style:table-column-properties fo:break-before="auto" style:column-width="89.49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ccfb7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I tournament statistics</text:p>
          </table:table-cell>
          <table:table-cell table:style-name="ce1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I name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Count of players</text:p>
          </table:table-cell>
          <table:table-cell table:style-name="ce2" office:value-type="string" calcext:value-type="string">
            <text:p>Count of games</text:p>
          </table:table-cell>
          <table:table-cell table:style-name="ce2" office:value-type="string" calcext:value-type="string">
            <text:p>AI Winrate [%]</text:p>
          </table:table-cell>
          <table:table-cell table:style-name="ce2" office:value-type="string" calcext:value-type="string">
            <text:p>Rating info tourname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xforto00</text:p>
          </table:table-cell>
          <table:table-cell table:style-name="ce9" office:value-type="string" calcext:value-type="string">
            <text:p>17. 10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5.25" calcext:value-type="float">
            <text:p>45.25</text:p>
          </table:table-cell>
          <table:table-cell table:style-name="ce3" office:value-type="string" calcext:value-type="string">
            <text:p>dt.wpm_c 61.8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dc <text:s text:c="2"/>59.3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rand <text:s/>55.6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dt.ste <text:s text:c="2"/>53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forto00 45.2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table:number-columns-repeated="3"/>
          <table:table-cell table:style-name="ce3" office:value-type="string" calcext:value-type="string">
            <text:p>xlogin00 40.00 % winrate</text:p>
          </table:table-cell>
          <table:table-cell/>
          <table:table-cell table:style-name="ce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.17" calcext:value-type="float">
            <text:p>30.17</text:p>
          </table:table-cell>
          <table:table-cell office:value-type="string" calcext:value-type="string">
            <text:p>dt.sdc <text:s text:c="2"/>52.71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wpm_c 42.03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1.88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30.17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23.96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12.58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20.12" calcext:value-type="float">
            <text:p>20.12</text:p>
          </table:table-cell>
          <table:table-cell table:style-name="ce5" office:value-type="string" calcext:value-type="string">
            <text:p>dt.ste <text:s text:c="2"/>46.95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wpm_c 37.50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sdc <text:s text:c="2"/>31.17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forto00 20.12 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xlogin00 9.65 <text:s/>% winrat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table:number-columns-repeated="3"/>
          <table:table-cell table:style-name="ce5" office:value-type="string" calcext:value-type="string">
            <text:p>dt.rand <text:s/>7.92 <text:s/>% win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. 10.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dt.wpm_c 62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dc <text:s text:c="2"/>57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forto00 50.5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rand <text:s/>5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dt.ste <text:s text:c="2"/>40.00 % winrat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xlogin00 35.00 % winra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21:18:38.558741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22:22:43.404010643</meta:creation-date>
    <dc:date>2020-10-19T22:28:58.954135292</dc:date>
    <meta:editing-duration>PT1H8M38S</meta:editing-duration>
    <meta:editing-cycles>4</meta:editing-cycles>
    <meta:generator>LibreOffice/6.0.7.3$Linux_X86_64 LibreOffice_project/00m0$Build-3</meta:generator>
    <meta:document-statistic meta:table-count="1" meta:cell-count="46" meta:object-count="0"/>
  </office:meta>
</office:document-meta>
</file>